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SNS – Simple Notification Service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SN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SNS is a fast, flexible, fully managed push notification </text:span><text:span text:style-name="T1">service</text:span></text:p>
              </text:list-header>
              <text:list-item>
                <text:p>Messages published to an SNS topics will be delivered to the subscribers immediately (endpoint or clients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01:38:41.267639953</meta:creation-date>
    <meta:editing-duration>P4DT18H42M35S</meta:editing-duration>
    <meta:editing-cycles>78</meta:editing-cycles>
    <meta:generator>LibreOffice/6.4.7.2$Linux_X86_64 LibreOffice_project/40$Build-2</meta:generator>
    <dc:title>Blue Curve</dc:title>
    <dc:date>2022-10-18T20:47:59.519288791</dc:date>
    <meta:document-statistic meta:object-count="42"/>
  </office:meta>
</office:document-meta>
</file>